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Player 1 </text:p>
          </table:table-cell>
          <table:table-cell table:formula="of:=SUM([.A2:.A460])" office:value-type="float" office:value="0" calcext:value-type="float">
            <text:p>0</text:p>
          </table:table-cell>
          <table:table-cell office:value-type="string" calcext:value-type="string">
            <text:p>Player 2 </text:p>
          </table:table-cell>
          <table:table-cell table:formula="of:=SUM([.C2:.C675])" office:value-type="float" office:value="0" calcext:value-type="float">
            <text:p>0</text:p>
          </table:table-cell>
          <table:table-cell office:value-type="string" calcext:value-type="string">
            <text:p>Player 3 </text:p>
          </table:table-cell>
          <table:table-cell table:formula="of:=SUM([.E2:.E168])" office:value-type="float" office:value="0" calcext:value-type="float">
            <text:p>0</text:p>
          </table:table-cell>
          <table:table-cell office:value-type="string" calcext:value-type="string">
            <text:p>Player 4 </text:p>
          </table:table-cell>
          <table:table-cell table:style-name="ce3" table:formula="of:=SUM([.G2:.G250])" office:value-type="float" office:value="0" calcext:value-type="float">
            <text:p>0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Player 1 </text:p>
          </table:table-cell>
          <table:table-cell table:formula="of:=SUM([.A2:.A460])" office:value-type="float" office:value="0" calcext:value-type="float">
            <text:p>0</text:p>
          </table:table-cell>
          <table:table-cell office:value-type="string" calcext:value-type="string">
            <text:p>Player 2 </text:p>
          </table:table-cell>
          <table:table-cell table:formula="of:=SUM([.C2:.C675])" office:value-type="float" office:value="0" calcext:value-type="float">
            <text:p>0</text:p>
          </table:table-cell>
          <table:table-cell office:value-type="string" calcext:value-type="string">
            <text:p>Player 3 </text:p>
          </table:table-cell>
          <table:table-cell table:formula="of:=SUM([.E2:.E168])" office:value-type="float" office:value="0" calcext:value-type="float">
            <text:p>0</text:p>
          </table:table-cell>
          <table:table-cell office:value-type="string" calcext:value-type="string">
            <text:p>Player 4 </text:p>
          </table:table-cell>
          <table:table-cell table:formula="of:=SUM([.G2:.G250])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Player 1 </text:p>
          </table:table-cell>
          <table:table-cell table:formula="of:=SUM([.A2:.A460])" office:value-type="float" office:value="0" calcext:value-type="float">
            <text:p>0</text:p>
          </table:table-cell>
          <table:table-cell office:value-type="string" calcext:value-type="string">
            <text:p>Player 2 </text:p>
          </table:table-cell>
          <table:table-cell table:formula="of:=SUM([.C2:.C675])" office:value-type="float" office:value="0" calcext:value-type="float">
            <text:p>0</text:p>
          </table:table-cell>
          <table:table-cell office:value-type="string" calcext:value-type="string">
            <text:p>Player 3 </text:p>
          </table:table-cell>
          <table:table-cell table:formula="of:=SUM([.E2:.E168])" office:value-type="float" office:value="0" calcext:value-type="float">
            <text:p>0</text:p>
          </table:table-cell>
          <table:table-cell office:value-type="string" calcext:value-type="string">
            <text:p>Player 4 </text:p>
          </table:table-cell>
          <table:table-cell table:formula="of:=SUM([.G2:.G250])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Player 1 </text:p>
          </table:table-cell>
          <table:table-cell table:formula="of:=SUM([.A2:.A460])" office:value-type="float" office:value="0" calcext:value-type="float">
            <text:p>0</text:p>
          </table:table-cell>
          <table:table-cell office:value-type="string" calcext:value-type="string">
            <text:p>Player 2 </text:p>
          </table:table-cell>
          <table:table-cell table:formula="of:=SUM([.C2:.C675])" office:value-type="float" office:value="0" calcext:value-type="float">
            <text:p>0</text:p>
          </table:table-cell>
          <table:table-cell office:value-type="string" calcext:value-type="string">
            <text:p>Player 3 </text:p>
          </table:table-cell>
          <table:table-cell table:formula="of:=SUM([.E2:.E168])" office:value-type="float" office:value="0" calcext:value-type="float">
            <text:p>0</text:p>
          </table:table-cell>
          <table:table-cell office:value-type="string" calcext:value-type="string">
            <text:p>Player 4 </text:p>
          </table:table-cell>
          <table:table-cell table:formula="of:=SUM([.G2:.G25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8:57:39.993103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3:55:17.801377596</meta:creation-date>
    <dc:date>2016-04-14T09:02:12.438860553</dc:date>
    <meta:editing-duration>PT2M12S</meta:editing-duration>
    <meta:editing-cycles>3</meta:editing-cycles>
    <meta:generator>LibreOffice/4.2.8.2$Linux_X86_64 LibreOffice_project/420m0$Build-2</meta:generator>
    <meta:document-statistic meta:table-count="4" meta:cell-count="32" meta:object-count="0"/>
  </office:meta>
</office:document-meta>
</file>